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officeooo:rsid="0015889e" style:font-size-asian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font-size-asian="10pt"/>
    </style:style>
    <style:style style:name="P3" style:family="paragraph" style:parent-style-name="Standard">
      <style:text-properties officeooo:paragraph-rsid="00193925"/>
    </style:style>
    <style:style style:name="P4" style:family="paragraph" style:parent-style-name="Standard">
      <style:text-properties officeooo:paragraph-rsid="001a435b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>
      <style:text-properties officeooo:paragraph-rsid="0017ec96"/>
    </style:style>
    <style:style style:name="P8" style:family="paragraph" style:parent-style-name="Standard" style:list-style-name="L3">
      <style:text-properties officeooo:paragraph-rsid="00193925"/>
    </style:style>
    <style:style style:name="P9" style:family="paragraph" style:parent-style-name="Standard" style:list-style-name="L3">
      <style:text-properties officeooo:rsid="00193925" officeooo:paragraph-rsid="00193925"/>
    </style:style>
    <style:style style:name="T1" style:family="text">
      <style:text-properties officeooo:rsid="0017ec96"/>
    </style:style>
    <style:style style:name="T2" style:family="text">
      <style:text-properties officeooo:rsid="00193925"/>
    </style:style>
    <style:style style:name="T3" style:family="text">
      <style:text-properties officeooo:rsid="00198056"/>
    </style:style>
    <style:style style:name="T4" style:family="text">
      <style:text-properties officeooo:rsid="001a435b"/>
    </style:style>
    <style:style style:name="T5" style:family="text">
      <style:text-properties officeooo:rsid="001bf3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77844141" text:style-name="L1">
        <text:list-item>
          <text:p text:style-name="P5">Bài tập 4: Cho biết kết quả hiển thị ra màn hình nếu file “abc.txt” có nội dung.</text:p>
        </text:list-item>
      </text:list>
      <text:p text:style-name="P1"/>
      <text:p text:style-name="P2"><text:tab/>Số dòng 3</text:p>
      <text:p text:style-name="P2"><text:tab/>1. ABC123</text:p>
      <text:p text:style-name="P2"><text:tab/>2. 123ABC</text:p>
      <text:p text:style-name="P2"><text:tab/>3. AB12C3</text:p>
      <text:p text:style-name="Standard"><text:tab/></text:p>
      <text:list xml:id="list1360593973" text:style-name="L2">
        <text:list-item>
          <text:p text:style-name="P6">BRANCHING MECHANISM (6)</text:p>
        </text:list-item>
      </text:list>
      <text:p text:style-name="Standard"><text:span text:style-name="T1"><text:tab/>Bài tập. </text:span>Cho biết kết quả chương trình</text:p>
      <text:p text:style-name="Standard"><text:tab/></text:p>
      <text:p text:style-name="Standard"><text:tab/><text:span text:style-name="T1">+Chương trình 1 output: “Exit program”.</text:span></text:p>
      <text:p text:style-name="Standard"><text:tab/><text:span text:style-name="T1">+Chương trình 2 output: “Program is still alive”</text:span></text:p>
      <text:p text:style-name="Standard"><text:tab/><text:tab/><text:tab/><text:tab/> <text:s text:c="3"/>“Exit program”.</text:p>
      <text:list xml:id="list2772450730" text:style-name="L3">
        <text:list-item>
          <text:p text:style-name="P7">LOOP(<text:span text:style-name="T1">2)</text:span></text:p>
          <text:p text:style-name="P7">Bài tập Kết quả hiển thị ra màn hình </text:p>
          <text:p text:style-name="P8"><text:span text:style-name="T1">+Chương trình 1 output: </text:span><text:span text:style-name="T2">(5,4,3,2,1,0).</text:span></text:p>
          <text:p text:style-name="P9">+Chương trình 2 output: (6,5,4,3,2,1).</text:p>
          <text:p text:style-name="P8"><text:span text:style-name="T2">+Chương trình 3 output: (112,114,116,118,120,122,124,126,-128);</text:span><text:tab/></text:p>
          <text:p text:style-name="P9">+Chương trình 4 output: (112,114,116,118,120,122,124,126,-128);</text:p>
        </text:list-item>
        <text:list-item>
          <text:p text:style-name="P8">LOOP(<text:span text:style-name="T3">9)</text:span></text:p>
          <text:p text:style-name="P8">Bài tập. Tìm lỗi chương trình bên dưới.</text:p>
        </text:list-item>
      </text:list>
      <text:p text:style-name="P4"><text:tab/><text:span text:style-name="T4">Chương trình sẽ không thể thoát vì s.toLowerCase() thì s sẽ vẫn giữ nguyên vì vậy dùng <text:tab/>s=s.toLowerCase() để thay đổi s. Và thay đổi điều kiện thoát while</text:span><text:span text:style-name="T5">(</text:span><text:span text:style-name="T4">!((c</text:span><text:span text:style-name="T5">=</text:span><text:span text:style-name="T4">=’a’)</text:span><text:span text:style-name="T5">||</text:span><text:span text:style-name="T4">(c</text:span><text:span text:style-name="T5">=</text:span><text:span text:style-name="T4">=’b’)</text:span><text:span text:style-name="T5">)</text:span><text:span text:style-name="T4">);</text:span></text:p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21:47:25.033017291</meta:creation-date>
    <dc:date>2021-10-14T21:52:36.103269362</dc:date>
    <meta:editing-duration>PT20M53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32" meta:character-count="779" meta:non-whitespace-character-count="654"/>
  </office:meta>
</office:document-meta>
</file>